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Installation Guide 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25/03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Installation Guide 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Sudhakar Reddy, Jaipal Reddy, Sarat K, Nageswar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.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6692363471" text:style-name="L1">
              <text:list-item>
                <text:p text:style-name="P5">Java installation and configuration .</text:p>
              </text:list-item>
              <text:list-item>
                <text:p text:style-name="P5">MySQL installation and configuration.</text:p>
              </text:list-item>
              <text:list-item>
                <text:p text:style-name="P5">Installation of Web Server Apache Tomcat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2123080367" text:style-name="L2">
              <text:list-item>
                <text:p text:style-name="P6">Create Java installation and configuration Guide (<text:span text:style-name="T4">Sarat k</text:span>).</text:p>
              </text:list-item>
              <text:list-item>
                <text:p text:style-name="P6">MySQL installation and configuration Guide (<text:span text:style-name="T4">Sarat k</text:span>).</text:p>
              </text:list-item>
              <text:list-item>
                <text:p text:style-name="P6">Installation of Web Server Apache Tomcat (Sarat k)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5T15:43:29</dc:date>
    <dc:creator>jaipal </dc:creator>
    <meta:editing-duration>PT1H24M40S</meta:editing-duration>
    <meta:editing-cycles>98</meta:editing-cycles>
    <meta:document-statistic meta:table-count="1" meta:image-count="1" meta:object-count="0" meta:page-count="1" meta:paragraph-count="22" meta:word-count="85" meta:character-count="579" meta:non-whitespace-character-count="508"/>
  </office:meta>
</office:document-meta>
</file>